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Arial1" svg:font-family="Arial1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55in"/>
    </style:style>
    <style:style style:name="co2" style:family="table-column">
      <style:table-column-properties fo:break-before="auto" style:column-width="10.3791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2.661in"/>
    </style:style>
    <style:style style:name="co6" style:family="table-column">
      <style:table-column-properties fo:break-before="auto" style:column-width="3.0319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4665in"/>
    </style:style>
    <style:style style:name="co10" style:family="table-column">
      <style:table-column-properties fo:break-before="auto" style:column-width="3.9272in"/>
    </style:style>
    <style:style style:name="co11" style:family="table-column">
      <style:table-column-properties fo:break-before="auto" style:column-width="2.448in"/>
    </style:style>
    <style:style style:name="co12" style:family="table-column">
      <style:table-column-properties fo:break-before="auto" style:column-width="1.9764in"/>
    </style:style>
    <style:style style:name="co13" style:family="table-column">
      <style:table-column-properties fo:break-before="auto" style:column-width="1.689in"/>
    </style:style>
    <style:style style:name="co14" style:family="table-column">
      <style:table-column-properties fo:break-before="auto" style:column-width="1.328in"/>
    </style:style>
    <style:style style:name="co15" style:family="table-column">
      <style:table-column-properties fo:break-before="auto" style:column-width="2.8654in"/>
    </style:style>
    <style:style style:name="co16" style:family="table-column">
      <style:table-column-properties fo:break-before="auto" style:column-width="0.6665in"/>
    </style:style>
    <style:style style:name="ro1" style:family="table-row">
      <style:table-row-properties style:row-height="0.273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7">
      <style:table-cell-properties style:rotation-align="non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rotation-align="none"/>
    </style:style>
    <style:style style:name="ce5" style:family="table-cell" style:parent-style-name="Default" style:data-style-name="N42">
      <style:table-cell-properties style:rotation-align="non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7" table:number-columns-repeated="238" table:default-cell-style-name="ce2"/>
        <table:table-column table:style-name="co16" table:number-columns-repeated="767" table:default-cell-style-name="ce2"/>
        <table:table-column table:style-name="co16" table:default-cell-style-name="Default"/>
        <table:table-row table:style-name="ro1">
          <table:table-cell table:style-name="ce1" office:value-type="string" calcext:value-type="string">
            <text:p>Session Title</text:p>
          </table:table-cell>
          <table:table-cell table:style-name="ce1" office:value-type="string" calcext:value-type="string">
            <text:p>Session Description/Abstract</text:p>
          </table:table-cell>
          <table:table-cell table:style-name="ce1" office:value-type="string" calcext:value-type="string">
            <text:p>Session Tags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Slide</text:p>
          </table:table-cell>
          <table:table-cell table:style-name="ce1" office:value-type="string" calcext:value-type="string">
            <text:p>Resource Link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Room Name</text:p>
          </table:table-cell>
          <table:table-cell table:style-name="ce1" office:value-type="string" calcext:value-type="string">
            <text:p>Speaker Name</text:p>
          </table:table-cell>
          <table:table-cell table:style-name="ce6" office:value-type="string" calcext:value-type="string">
            <text:p>Speaker Bio</text:p>
          </table:table-cell>
          <table:table-cell table:style-name="ce1" office:value-type="string" calcext:value-type="string">
            <text:p>Speaker Email</text:p>
          </table:table-cell>
          <table:table-cell office:value-type="string" calcext:value-type="string">
            <text:p>Speaker Tags</text:p>
          </table:table-cell>
          <table:table-cell office:value-type="string" calcext:value-type="string">
            <text:p>Speaker Website</text:p>
          </table:table-cell>
          <table:table-cell office:value-type="string" calcext:value-type="string">
            <text:p>Speaker Twitter</text:p>
          </table:table-cell>
          <table:table-cell office:value-type="string" calcext:value-type="string">
            <text:p>Speaker Facebook</text:p>
          </table:table-cell>
          <table:table-cell office:value-type="string" calcext:value-type="string">
            <text:p>Speaker LinkedIn</text:p>
          </table:table-cell>
          <table:table-cell table:number-columns-repeated="1006"/>
        </table:table-row>
        <table:table-row table:style-name="ro2">
          <table:table-cell table:number-columns-repeated="2" table:style-name="ce2" office:value-type="string" calcext:value-type="string">
            <text:p>Text</text:p>
          </table:table-cell>
          <table:table-cell table:style-name="ce2" office:value-type="string" calcext:value-type="string">
            <text:p>Commas separated list of Text</text:p>
          </table:table-cell>
          <table:table-cell table:style-name="ce2" office:value-type="string" calcext:value-type="string">
            <text:p>URL (youtube or vimeo)</text:p>
          </table:table-cell>
          <table:table-cell table:style-name="ce2" office:value-type="string" calcext:value-type="string">
            <text:p>URL (speakerdeck or slideshare)</text:p>
          </table:table-cell>
          <table:table-cell table:style-name="ce2" office:value-type="string" calcext:value-type="string">
            <text:p>Comma separated list of URLs</text:p>
          </table:table-cell>
          <table:table-cell table:style-name="ce2" office:value-type="string" calcext:value-type="string">
            <text:p>MM/DD/YYYY</text:p>
          </table:table-cell>
          <table:table-cell table:number-columns-repeated="2" table:style-name="ce2" office:value-type="string" calcext:value-type="string">
            <text:p>HH:MM AM/PM</text:p>
          </table:table-cell>
          <table:table-cell table:number-columns-repeated="3" office:value-type="string" calcext:value-type="string">
            <text:p>Tex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mmas separated list of Tex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@handle or URL</text:p>
          </table:table-cell>
          <table:table-cell table:number-columns-repeated="2" office:value-type="string" calcext:value-type="string">
            <text:p>URL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number-columns-repeated="5" table:style-name="ce2" office:value-type="string" calcext:value-type="string">
            <text:p>OPTIONAL</text:p>
          </table:table-cell>
          <table:table-cell table:number-columns-repeated="3" table:style-name="ce2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1006"/>
        </table:table-row>
        <table:table-row table:style-name="ro2">
          <table:table-cell table:style-name="ce2" table:number-columns-repeated="9"/>
          <table:table-cell table:number-columns-repeated="1015"/>
        </table:table-row>
        <table:table-row table:style-name="ro2">
          <table:table-cell table:style-name="ce2" office:value-type="string" calcext:value-type="string">
            <text:p>Super Advanced Python</text:p>
          </table:table-cell>
          <table:table-cell table:style-name="ce2" office:value-type="string" calcext:value-type="string">
            <text:p>In this talk we'll talk about the more advanced features of the Python language...</text:p>
          </table:table-cell>
          <table:table-cell table:style-name="ce2" office:value-type="string" calcext:value-type="string">
            <text:p>Python, Programming, Web Development</text:p>
          </table:table-cell>
          <table:table-cell table:style-name="ce2" office:value-type="string" calcext:value-type="string">
            <text:p><text:a xlink:href="http://www.youtube.com/sdkahsld" xlink:type="simple">http://www.youtube.com/sdkahsld</text:a></text:p>
          </table:table-cell>
          <table:table-cell table:style-name="ce2" office:value-type="string" calcext:value-type="string">
            <text:p><text:a xlink:href="http://www.speakerdeck.com/aksdlkasd" xlink:type="simple">http://www.speakerdeck.com/aksdlkasd</text:a></text:p>
          </table:table-cell>
          <table:table-cell table:style-name="ce2" office:value-type="string" calcext:value-type="string">
            <text:p>http://www.siteone.com, http://www.sitetwo.com</text:p>
          </table:table-cell>
          <table:table-cell table:style-name="ce4" office:value-type="date" office:date-value="2014-09-25" calcext:value-type="date">
            <text:p>09/25/14</text:p>
          </table:table-cell>
          <table:table-cell table:style-name="ce5" office:value-type="time" office:time-value="PT10H30M00S" calcext:value-type="time">
            <text:p>10:30 AM</text:p>
          </table:table-cell>
          <table:table-cell table:style-name="ce5" office:value-type="time" office:time-value="PT12H00M00S" calcext:value-type="time">
            <text:p>12:00 PM</text:p>
          </table:table-cell>
          <table:table-cell table:style-name="ce2" office:value-type="string" calcext:value-type="string">
            <text:p>Windsor Hall</text:p>
          </table:table-cell>
          <table:table-cell table:style-name="ce2" office:value-type="string" calcext:value-type="string">
            <text:p>Raymond Chandler III</text:p>
          </table:table-cell>
          <table:table-cell table:style-name="ce2" office:value-type="string" calcext:value-type="string">
            <text:p>I'm the founder of SpkrBar.com. I also teach Python to people.</text:p>
          </table:table-cell>
          <table:table-cell table:style-name="ce2" office:value-type="string" calcext:value-type="string">
            <text:p><text:a xlink:href="mailto:raymond@spkrbar.com" xlink:type="simple">raymond@spkrbar.com</text:a></text:p>
          </table:table-cell>
          <table:table-cell office:value-type="string" calcext:value-type="string">
            <text:p>Python, Ruby, JavaScript</text:p>
          </table:table-cell>
          <table:table-cell office:value-type="string" calcext:value-type="string">
            <text:p><text:a xlink:href="http://www.agilehogs.com/" xlink:type="simple">http://www.agilehogs.com</text:a></text:p>
          </table:table-cell>
          <table:table-cell office:value-type="string" calcext:value-type="string">
            <text:p>@raymondchandler</text:p>
          </table:table-cell>
          <table:table-cell office:value-type="string" calcext:value-type="string">
            <text:p><text:a xlink:href="http://www.facebook.com/raymondchandleriii" xlink:type="simple">http://www.facebook.com/raymondchandleriii</text:a></text:p>
          </table:table-cell>
          <table:table-cell office:value-type="string" calcext:value-type="string">
            <text:p><text:a xlink:href="http://www.linkedin.com/raymond-chandler-iii" xlink:type="simple">http://www.linkedin.com/raymond-chandler-iii</text:a>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Instructions:</text:p>
          </table:table-cell>
          <table:table-cell office:value-type="string" calcext:value-type="string">
            <text:p>(read all the instructions before beginning)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1. Insert all the relevant information on speakers and sessions in their proper columns starting with row 6. (leave the example alone)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2. Make sure the date and times are formatted correctly. (MM/DD/YYYY and HH:MM AM/PM or HH:MM (24 hour))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3. Leave Rows 1 – 5 (including the example).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4. Delete everything else (including these instructions and the notes below)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5. Visit <text:a xlink:href="https://www.spkrbar.com/manager" xlink:type="simple">https://www.spkrbar.com/manager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6. Select the event you want to upload for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7. We'll lead you through the rest of the process from there. The hard part is over. Next we'll validate this template, give you a preview of everything, then finalize things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otes:</text:p>
          </table:table-cell>
          <table:table-cell/>
          <table:table-cell table:style-name="ce2" office:value-type="string" calcext:value-type="string">
            <text:p>Example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Our system is designed to be easy. We handle the unexpected extremely well so don't worry too much about formatting. These notes are provided for posterity sake.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Dates should be formatted as MM/DD/YYYY or MM/DD/YY</text:p>
          </table:table-cell>
          <table:table-cell table:style-name="ce2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imes should be formatted as HH:MM AM/PM or HH:MM (24 hour)</text:p>
          </table:table-cell>
          <table:table-cell table:style-name="ce3" office:value-type="string" calcext:value-type="string">
            <text:p>01/20/2010 OR 01/10/1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Lists of things should be separated by commas</text:p>
          </table:table-cell>
          <table:table-cell table:style-name="ce2" office:value-type="string" calcext:value-type="string">
            <text:p>10:30 AM, OR 04:00 PM, OR 14:0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URLs and links need to have “http://” or “www.” at the front, or “.com, .org, etc” at the end.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lease provide as much information as possible. Duplicate information will automatically be filtered out.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We do our best to parse nearly every format we can, and it's very rare we encounter things we haven't seen before.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Don't worry. After you upload the template, we'll let you know if there are any possible problem areas before you confirm the upload.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roblem with uploads are extremely rare, and if you encounter any we will work with you one on one until the problem is resolved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nce you upload this to SpkrBar you will see a preview of what will be uploaded, and will have a chance to change things.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1" svg:font-family="Arial1"/>
    <style:font-face style:name="Arial1" svg:font-family="Arial1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03:49:16</meta:creation-date>
    <meta:initial-creator>KIDDER, MITCHELL</meta:initial-creator>
    <dc:date>2014-02-05T18:29:47.482725000</dc:date>
    <meta:editing-cycles>10</meta:editing-cycles>
    <meta:editing-duration>PT11H9M29S</meta:editing-duration>
    <meta:generator>LibreOffice/4.1.1.2$MacOSX_x86 LibreOffice_project/7e4286b58adc75a14f6d83f53a03b6c11fa2903</meta:generator>
    <meta:document-statistic meta:table-count="1" meta:cell-count="95" meta:object-count="0"/>
  </office:meta>
</office:document-meta>
</file>